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 style:font-family-generic="system" style:font-pitch="variable"/>
  </office:font-face-decls>
  <office:automatic-styles>
    <style:style style:name="T1" style:family="text">
      <style:text-properties officeooo:rsid="000887e1"/>
    </style:style>
    <style:style style:name="T2" style:family="text">
      <style:text-properties officeooo:rsid="0009cc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hack/" text:style-name="Internet_20_link" text:visited-style-name="Visited_20_Internet_20_Link"><office:event-listeners><script:event-listener script:language="ooo:script" script:event-name="dom:click" xlink:href="vnd.sun.star.script:TableSample.py$createTable?language=Python&amp;location=share" xlink:type="simple"/></office:event-listeners><text:span text:style-name="T2">http://hack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00:44.714976091</meta:creation-date>
    <dc:date>2024-04-12T15:20:18.060579824</dc:date>
    <meta:editing-duration>PT15M19S</meta:editing-duration>
    <meta:editing-cycles>2</meta:editing-cycles>
    <meta:generator>LibreOffice/24.2.2.2$MacOSX_X86_64 LibreOffice_project/d56cc158d8a96260b836f100ef4b4ef25d6f1a01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